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>11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4" calcext:value-type="float">
            <text:p>44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45" calcext:value-type="float">
            <text:p>45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2" calcext:value-type="float">
            <text:p>12</text:p>
          </table:table-cell>
          <table:table-cell table:style-name="ce7" table:formula="of:=SUM([.F7];[.I7];[.L7];[.O7];[.R7];[.U7];[.X7];[.AA7];[.AD7])" office:value-type="float" office:value="35.5" calcext:value-type="float">
            <text:p>35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2" calcext:value-type="float">
            <text:p>12</text:p>
          </table:table-cell>
          <table:table-cell table:style-name="ce7" table:formula="of:=SUM([.F8];[.I8];[.L8];[.O8];[.R8];[.U8];[.X8];[.AA8];[.AD8])" office:value-type="float" office:value="15.5" calcext:value-type="float">
            <text:p>15,5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19:30:29.9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09-04-16T11:32:48Z</meta:creation-date>
    <dc:date>2016-01-10T19:30:46.771000000</dc:date>
    <meta:editing-cycles>52</meta:editing-cycles>
    <meta:editing-duration>PT4H4M4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